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94558d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Un fapt are forma<text:s text:c="2"/></text:span><text:span text:style-name="T3">fapt(c1,...cn)<text:s/></text:span><text:span text:style-name="T4">unde c1,...,cn sunt constante. Scrieti o clasa<text:s/></text:span><text:span text:style-name="T5">Fapt<text:s/></text:span><text:span text:style-name="T6">care implementeaza structura respectiva de date si suprascrie functiile __str__ si __repr__ pentru a tipari un fapt.<text:s text:c="2"/>De asemenea implementati o metoda<text:s/></text:span><text:span text:style-name="T7">getArguments(self)</text:span><text:span text:style-name="T8"><text:s text:c="2"/>care returneaza toate constantele care apar intr-un fapt. </text:span></text:p>
      <text:p text:style-name="P1"><text:span text:style-name="T8">O structura e o multime de fapte. Domeniul structurii e multimea tututor argumentelor faptelor care apar in structura. Scrieti clasa<text:s/></text:span><text:span text:style-name="T9">Structura<text:s/></text:span><text:span text:style-name="T10">impreuna cu functia<text:s/></text:span><text:span text:style-name="T11">getDomain()</text:span></text:p>
      <text:p text:style-name="P1"><text:span text:style-name="T12">Un arbore etichetat cu fapte este o structura de date de forma Tree(Fapt, [Tree(), Tree(),...]).<text:s text:c="2"/>Scrieti clasa<text:s/></text:span><text:span text:style-name="T13">Tree</text:span><text:span text:style-name="T14">. Scrieti o metoda<text:s/></text:span><text:span text:style-name="T15">getStructure(self)</text:span><text:span text:style-name="T16"><text:s/>pentru clasa<text:s/></text:span><text:span text:style-name="T17">Tree<text:s/></text:span><text:span text:style-name="T18">care returneaza structura care contine toate faptele care apar in vreo eticheta in arbore. De asemenea scrieti o functie<text:s/></text:span><text:span text:style-name="T19">getSuccessors(self)</text:span><text:span text:style-name="T20"><text:s/>care returneaza lista arborilor succesori.</text:span></text:p>
      <text:p text:style-name="P2"><text:span text:style-name="T20">Un arbore T ca si cel de mai sus e un<text:s/></text:span><text:span text:style-name="T21">join tree</text:span><text:span text:style-name="T22"><text:s/>pentru o structura S daca S=getStructure(T) si in plus urmatoarea conditie e indeplinita: </text:span></text:p>
      <text:p text:style-name="P2"><text:span text:style-name="T22">- pentru fiecare element x din domeniul lui S, daca consideram toate nodurile arborelui initiale in care x apare ca argument al faptului atasat cu nodul respectiv, nodurile respective formeaza un subarbore al arborelui initial (adica un set conectat; informal: x nu apare la un moment dat in arborele initial dupa care dispare si iar reapare). De exemplu:</text:span></text:p>
      <text:p text:style-name="P3"><text:span text:style-name="T22">tree1:<text:s text:c="4"/>r(a,b,c,d,e)</text:span></text:p>
      <text:p text:style-name="P4"><text:span text:style-name="T22"><text:tab/><text:s text:c="13"/>/<text:s text:c="11"/>\</text:span></text:p>
      <text:p text:style-name="P5"><text:span text:style-name="T22"><text:s text:c="18"/>s(a,b,c,f)<text:s text:c="6"/>s(c,d,e,g)</text:span></text:p>
      <text:p text:style-name="P5"><text:span text:style-name="T22"><text:s text:c="21"/>/<text:s text:c="5"/>\<text:s text:c="16"/>|</text:span></text:p>
      <text:p text:style-name="P5"><text:span text:style-name="T22"><text:s text:c="16"/>t(a,f)<text:s text:c="5"/>v(c)<text:s text:c="9"/>u(c)</text:span></text:p>
      <text:p text:style-name="P5"><text:span text:style-name="T23"/></text:p>
      <text:p text:style-name="P6"><text:span text:style-name="T24">este un join tree pt {r(a,b,c,d,e), s(a,b,c,f), s(c,d,e,g), t(a,f), v(c), u(c)}</text:span></text:p>
      <text:p text:style-name="P6"><text:span text:style-name="T24">Daca consideram elementele a si c din domeniul structurii subarborii corespunzatori<text:s text:c="2"/>sunt:</text:span></text:p>
      <text:p text:style-name="P7"><text:span text:style-name="T24"><text:s text:c="12"/>r(a,b,c,d,e)<text:s text:c="54"/><text:tab/>r(a,b,c,d,e)</text:span></text:p>
      <text:p text:style-name="P7"><text:span text:style-name="T24"><text:tab/><text:s text:c="4"/>/<text:s text:c="72"/>/<text:s text:c="8"/>\</text:span></text:p>
      <text:p text:style-name="P7"><text:span text:style-name="T24"><text:s text:c="7"/>s(a,b,c,f)<text:s text:c="58"/>s(a,b,c,f)<text:s text:c="6"/>s(c,d,e,g)</text:span></text:p>
      <text:p text:style-name="P7"><text:span text:style-name="T24"><text:s text:c="11"/>/<text:s text:c="79"/>\<text:s text:c="15"/>|</text:span></text:p>
      <text:p text:style-name="P7"><text:span text:style-name="T24"><text:s text:c="5"/>t(a,f)<text:s text:c="77"/>v(c)<text:s text:c="9"/>u(c)</text:span></text:p>
      <text:p text:style-name="P8"><text:span text:style-name="T25"/></text:p>
      <text:p text:style-name="P8"><text:span text:style-name="T26">Pe de alta parte,</text:span></text:p>
      <text:p text:style-name="P9"><text:span text:style-name="T26">tree2:<text:tab/>r(a,b,c,d,e)</text:span></text:p>
      <text:p text:style-name="P10"><text:span text:style-name="T26"><text:tab/><text:s text:c="4"/>/<text:s text:c="8"/>\</text:span></text:p>
      <text:p text:style-name="P11"><text:span text:style-name="T26"><text:s text:c="7"/>s(a,b,c,f)<text:s text:c="6"/>s(c,d,e,f)</text:span></text:p>
      <text:p text:style-name="P11"><text:span text:style-name="T26"><text:s text:c="11"/>/<text:s text:c="5"/>\<text:s text:c="15"/>|</text:span></text:p>
      <text:p text:style-name="P11"><text:span text:style-name="T26"><text:s text:c="5"/>t(a,f)<text:s text:c="5"/>v(c)<text:s text:c="9"/>u(c) </text:span></text:p>
      <text:p text:style-name="P12"><text:span text:style-name="T27"/></text:p>
      <text:p text:style-name="P12"><text:span text:style-name="T28">nu este un join tree pt {r(a,b,c,d,e), s(a,b,c,f), s(c,d,e,f), t(a,f), v(c), u(c)} deoarece pentru f avem: </text:span></text:p>
      <text:p text:style-name="P13"><text:span text:style-name="T28"><text:s text:c="5"/>s(a,b,c,f)<text:s text:c="6"/>s(c,d,e,f)</text:span></text:p>
      <text:p text:style-name="P13"><text:span text:style-name="T28"><text:s text:c="11"/>/<text:s text:c="18"/></text:span></text:p>
      <text:p text:style-name="P13"><text:span text:style-name="T28"><text:s text:c="5"/>t(a,f)</text:span></text:p>
      <text:p text:style-name="P14"><text:span text:style-name="T28">adica doi subarbori care nu mai sunt conectati. </text:span></text:p>
      <text:p text:style-name="P14"><text:span text:style-name="T28">Scrieti o functie<text:s/></text:span><text:span text:style-name="T29">isJoinTree(self)</text:span><text:span text:style-name="T30"><text:s/>pentru clasa Tree care verifica daca arborele curent este un join tree pentru structura returnata de getStructure()</text:span></text:p>
      <text:p text:style-name="P14"><text:span text:style-name="T30">5) Creati doua instante de arbori, tree1 si tree2. Pentru fiecare tipariti structura corespunzatoare si de asemenea apelati functia isJoinTree() si returnati rezultatul.</text:span></text:p>
      <text:p text:style-name="P14"><text:span text:style-name="T30">-----------------------------------------------</text:span></text:p>
      <text:p text:style-name="P14"><text:span text:style-name="T30">Tips pentru functia isJoinTree(): trebuie verificat ca pt fiecare element x din domeniul structurii, nodurile in care apar in arbore formeaza un arbore conectat. Pentru aceasta e util sa aveti o variabila globala<text:s/></text:span><text:span text:style-name="T31">seen</text:span><text:span text:style-name="T32"><text:s/>care pt fiecare x e setata initial la False si e updatata la True cand x e intalnit prima data in parcurgerea arborelui. </text:span></text:p>
      <text:p text:style-name="P14"><text:span text:style-name="T32">In fiecare functie unde<text:s/></text:span><text:span text:style-name="T33">seen<text:s/></text:span><text:span text:style-name="T34">e updatata/folosita declarati prima data:<text:s/></text:span><text:span text:style-name="T35">global seen</text:span></text:p>
      <text:p text:style-name="P14"><text:span text:style-name="T36">Pentru fiecare x, initial se parcurge arborele (recursiv) pana se intalneste x prima data:</text:span><text:span text:style-name="T37"><text:s/>search(tree, x)</text:span><text:span text:style-name="T38">. Atunci se seteaza seen=True si se intra in alt mod de parcurgere, care verifica ca avem x pana dispare. Pt asta puteti folosi o functie pos_until_not(tree,x). In momentul in care se gaseste un nod unde x nu mai apare, se intra intr-un nou mod de parcurgere, check_negative(tree, x), care verifica ca din punctul respectiv si pana la final nu mai apare x. </text:span></text:p>
      <text:p text:style-name="P14"><text:span text:style-name="T38">Atentie la search(tree, x):<text:s text:c="2"/>i) daca x apare in eticheta lui tree, se intra in modul pos_until_not pentru succesori; ii) daca x nu apare in eticheta lui tree, dar a fost vazut intr-unul din successorii lui tree; in urmatorii succesori, se intra in modul check_negative(tree, x). Nu vrem sa avem x pe alta ramura a lui tree. iii) daca x nu apare in eticheta lui tree, dar nici nu a fost vazut, se continua cu modul search pentru successorii lui tree.</text:span></text:p>
      <text:p text:style-name="P14"><text:span text:style-name="T38">Puteti folosi urmatoarea implementare: </text:span></text:p>
      <text:p text:style-name="P14"><text:span text:style-name="T39">def<text:s/></text:span><text:span text:style-name="T40">search</text:span><text:span text:style-name="T41">(</text:span><text:span text:style-name="T42">tree</text:span><text:span text:style-name="T43">, x):<text:line-break/><text:s text:c="4"/></text:span><text:span text:style-name="T44">global<text:s/></text:span><text:span text:style-name="T45">seen<text:line-break/><text:s text:c="4"/></text:span><text:span text:style-name="T46">if<text:s/></text:span><text:span text:style-name="T47">x<text:s/></text:span><text:span text:style-name="T48">in<text:s/></text:span><text:span text:style-name="T49">tree</text:span><text:span text:style-name="T50">.get_value().get_args():<text:line-break/><text:s text:c="8"/>seen=</text:span><text:span text:style-name="T51">True<text:line-break/><text:s text:c="8"/>for<text:s/></text:span><text:span text:style-name="T52">e<text:s/></text:span><text:span text:style-name="T53">in<text:s/></text:span><text:span text:style-name="T54">tree</text:span><text:span text:style-name="T55">.get_succ():<text:line-break/><text:s text:c="12"/></text:span><text:span text:style-name="T56">if not<text:s/></text:span><text:span text:style-name="T57">Tree.pos_until_not(e,x):<text:s/></text:span><text:span text:style-name="T58">return False<text:line-break/><text:s text:c="4"/>else</text:span><text:span text:style-name="T59">:<text:line-break/><text:s text:c="8"/></text:span><text:span text:style-name="T60">for<text:s/></text:span><text:span text:style-name="T61">e<text:s/></text:span><text:span text:style-name="T62">in<text:s/></text:span><text:span text:style-name="T63">tree</text:span><text:span text:style-name="T64">.get_succ():<text:line-break/><text:s text:c="12"/></text:span><text:span text:style-name="T65">if<text:s/></text:span><text:span text:style-name="T66">seen:<text:line-break/><text:s text:c="16"/></text:span><text:span text:style-name="T67">if not<text:s/></text:span><text:span text:style-name="T68">Tree.check_negative(e,x):<text:s/></text:span><text:span text:style-name="T69">return False<text:line-break/><text:s text:c="12"/>elif not<text:s/></text:span><text:span text:style-name="T70">Tree.search(e,x):<text:s/></text:span><text:span text:style-name="T71">return False<text:line-break/><text:s text:c="4"/>return True</text:span></text:p>
      <text:p text:style-name="P14"><text:span text:style-name="T72"/></text:p>
      <text:p text:style-name="P14"><text:span text:style-name="T72"/></text:p>
      <text:p text:style-name="P14"><text:span text:style-name="T72"/></text:p>
      <text:p text:style-name="P14"><text:span text:style-name="T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